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0" style:family="paragraph" style:parent-style-name="Footnote">
      <style:text-properties style:font-name="Liberation Sans" fo:font-size="10pt" officeooo:paragraph-rsid="0ef3776b" style:font-size-asian="10pt" style:font-size-complex="10pt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ca56a54"/>
    </style:style>
    <style:style style:name="P43" style:family="paragraph" style:parent-style-name="Standard">
      <style:text-properties officeooo:paragraph-rsid="0ca5faa5"/>
    </style:style>
    <style:style style:name="P44" style:family="paragraph" style:parent-style-name="Standard">
      <style:text-properties officeooo:paragraph-rsid="0ca6ddb9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style:text-properties officeooo:paragraph-rsid="0cb27039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d2e61eb"/>
    </style:style>
    <style:style style:name="P55" style:family="paragraph" style:parent-style-name="Standard">
      <style:text-properties officeooo:paragraph-rsid="0d804757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text-properties officeooo:paragraph-rsid="0daa4aef"/>
    </style:style>
    <style:style style:name="P58" style:family="paragraph" style:parent-style-name="Standard">
      <style:text-properties officeooo:paragraph-rsid="0daef67d"/>
    </style:style>
    <style:style style:name="P59" style:family="paragraph" style:parent-style-name="Standard">
      <style:text-properties officeooo:paragraph-rsid="0db0d4d1"/>
    </style:style>
    <style:style style:name="P60" style:family="paragraph" style:parent-style-name="Standard">
      <style:text-properties officeooo:paragraph-rsid="0dce9327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ddfbc49"/>
    </style:style>
    <style:style style:name="P63" style:family="paragraph" style:parent-style-name="Standard">
      <style:text-properties officeooo:paragraph-rsid="0deb3f7d"/>
    </style:style>
    <style:style style:name="P64" style:family="paragraph" style:parent-style-name="Footnote">
      <style:text-properties officeooo:paragraph-rsid="0cf7e116"/>
    </style:style>
    <style:style style:name="P65" style:family="paragraph" style:parent-style-name="Footnote">
      <style:text-properties officeooo:rsid="043ccc66" officeooo:paragraph-rsid="0dca2508"/>
    </style:style>
    <style:style style:name="P66" style:family="paragraph" style:parent-style-name="Footnote">
      <style:text-properties officeooo:rsid="043ccc66" officeooo:paragraph-rsid="0e5afad8"/>
    </style:style>
    <style:style style:name="P67" style:family="paragraph" style:parent-style-name="Standard">
      <style:text-properties officeooo:paragraph-rsid="0e0f3ce4"/>
    </style:style>
    <style:style style:name="P68" style:family="paragraph" style:parent-style-name="Standard">
      <style:text-properties officeooo:paragraph-rsid="0e153b91"/>
    </style:style>
    <style:style style:name="P69" style:family="paragraph" style:parent-style-name="Standard">
      <style:text-properties officeooo:paragraph-rsid="0e26e14b"/>
    </style:style>
    <style:style style:name="P70" style:family="paragraph" style:parent-style-name="Standard">
      <style:text-properties officeooo:paragraph-rsid="0e5c6890"/>
    </style:style>
    <style:style style:name="P71" style:family="paragraph" style:parent-style-name="Footnote">
      <style:text-properties officeooo:paragraph-rsid="0e72255e"/>
    </style:style>
    <style:style style:name="P72" style:family="paragraph" style:parent-style-name="Footnote">
      <style:text-properties officeooo:paragraph-rsid="0e81bf91"/>
    </style:style>
    <style:style style:name="P73" style:family="paragraph" style:parent-style-name="Standard">
      <style:text-properties officeooo:paragraph-rsid="0e8858a9"/>
    </style:style>
    <style:style style:name="P74" style:family="paragraph" style:parent-style-name="Footnote">
      <style:text-properties officeooo:paragraph-rsid="0e9381e6"/>
    </style:style>
    <style:style style:name="P75" style:family="paragraph" style:parent-style-name="Footnote">
      <style:text-properties officeooo:paragraph-rsid="0ea78533"/>
    </style:style>
    <style:style style:name="P76" style:family="paragraph" style:parent-style-name="Standard">
      <style:text-properties officeooo:paragraph-rsid="0ea9445c"/>
    </style:style>
    <style:style style:name="P77" style:family="paragraph" style:parent-style-name="Footnote">
      <style:text-properties officeooo:paragraph-rsid="0ead3525"/>
    </style:style>
    <style:style style:name="P78" style:family="paragraph" style:parent-style-name="Standard">
      <style:text-properties officeooo:paragraph-rsid="0dbf3336"/>
    </style:style>
    <style:style style:name="P79" style:family="paragraph" style:parent-style-name="Standard">
      <style:text-properties officeooo:paragraph-rsid="0eb4913f"/>
    </style:style>
    <style:style style:name="P80" style:family="paragraph" style:parent-style-name="Footnote">
      <style:text-properties officeooo:paragraph-rsid="0ef622d8"/>
    </style:style>
    <style:style style:name="P81" style:family="paragraph" style:parent-style-name="Footnote">
      <style:text-properties officeooo:paragraph-rsid="0ef98af7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8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style:text-underline-style="none"/>
    </style:style>
    <style:style style:name="T214" style:family="text">
      <style:text-properties fo:color="#000000" loext:opacity="100%" style:text-line-through-style="none" style:text-line-through-type="none" style:text-underline-style="none" officeooo:rsid="0aabd8f8"/>
    </style:style>
    <style:style style:name="T215" style:family="text">
      <style:text-properties fo:color="#000000" loext:opacity="100%" style:text-line-through-style="none" style:text-line-through-type="none" style:text-underline-style="none" officeooo:rsid="0ee1abbb"/>
    </style:style>
    <style:style style:name="T216" style:family="text">
      <style:text-properties fo:color="#000000" loext:opacity="100%" style:text-line-through-style="none" style:text-line-through-type="none" style:text-underline-style="none" officeooo:rsid="0ee5411e"/>
    </style:style>
    <style:style style:name="T2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63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3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30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015fe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f01e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270c6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e1abb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a7371c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e2cdd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a4498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7cb10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a24b5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a7853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30c03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ee032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3248d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b05a5d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74985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af695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e06be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77a81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72255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e1829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217fb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f26f22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8754ab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3867d0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38afcd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f28224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7387a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5f24e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1acb4d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270c6c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30c035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d217fb6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normal" officeooo:rsid="0ea78533" fo:background-color="#ffffff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0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d7cb103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41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dfc1f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42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ea24b56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43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b0027f6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44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e7107a5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45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1af6950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46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fo:font-weight="bold" officeooo:rsid="0ea78533" fo:background-color="#ffffff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47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1af6950" fo:background-color="transparent" loext:char-shading-value="0" style:language-asian="nl" style:country-asian="NL" style:font-style-asian="normal" style:font-name-complex="Bitstream Vera Sans" style:font-style-complex="normal"/>
    </style:style>
    <style:style style:name="T348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3867d07" style:language-asian="nl" style:country-asian="NL" style:font-style-asian="normal" style:font-name-complex="Bitstream Vera Sans" style:font-style-complex="normal"/>
    </style:style>
    <style:style style:name="T349" style:family="text">
      <style:text-properties fo:color="#000000" loext:opacity="100%" style:text-line-through-style="none" style:text-line-through-type="none" style:font-name="Liberation Sans" fo:language="nl" fo:country="NL" fo:font-style="normal" style:text-underline-style="none" officeooo:rsid="09a7d2c4" style:language-asian="nl" style:country-asian="NL" style:font-style-asian="normal" style:font-name-complex="Bitstream Vera Sans" style:font-style-complex="normal"/>
    </style:style>
    <style:style style:name="T350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5f01ed6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1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d270c6c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2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ee1abbb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3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a7371cd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4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ee2cdde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5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ea44982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6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d7cb103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57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normal" officeooo:rsid="0d270c6c" fo:background-color="transparent" loext:char-shading-value="0" style:font-name-asian="HG Mincho Light J" style:font-size-asian="10.5pt" style:language-asian="nl" style:country-asian="NL" style:font-style-asian="normal" style:font-weight-asian="normal" style:font-name-complex="Bitstream Vera Sans" style:font-size-complex="10.5pt" style:language-complex="nl" style:country-complex="NL" style:font-style-complex="normal" style:font-weight-complex="normal"/>
    </style:style>
    <style:style style:name="T358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bold" officeooo:rsid="0d7cb103" fo:background-color="transparent" loext:char-shading-value="0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359" style:family="text">
      <style:text-properties fo:color="#000000" loext:opacity="100%" style:text-line-through-style="none" style:text-line-through-type="none" style:font-name="Liberation Sans" fo:font-size="10.5pt" fo:language="nl" fo:country="NL" fo:font-style="normal" style:text-underline-style="none" fo:font-weight="bold" officeooo:rsid="0dfc1f88" fo:background-color="transparent" loext:char-shading-value="0" style:font-size-asian="10.5pt" style:language-asian="nl" style:country-asian="NL" style:font-style-asian="normal" style:font-weight-asian="bold" style:font-name-complex="Bitstream Vera Sans" style:font-size-complex="10.5pt" style:font-style-complex="normal" style:font-weight-complex="bold"/>
    </style:style>
    <style:style style:name="T360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d270c6c" fo:background-color="transparent" loext:char-shading-value="0" style:font-name-asian="HG Mincho Light J" style:font-size-asian="8pt" style:language-asian="nl" style:country-asian="NL" style:font-style-asian="normal" style:font-weight-asian="normal" style:font-name-complex="Bitstream Vera Sans" style:font-size-complex="8pt" style:language-complex="nl" style:country-complex="NL" style:font-style-complex="normal" style:font-weight-complex="normal"/>
    </style:style>
    <style:style style:name="T361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d30c035" fo:background-color="transparent" loext:char-shading-value="0" style:font-name-asian="HG Mincho Light J" style:font-size-asian="8pt" style:language-asian="nl" style:country-asian="NL" style:font-style-asian="normal" style:font-weight-asian="normal" style:font-name-complex="Bitstream Vera Sans" style:font-size-complex="8pt" style:language-complex="nl" style:country-complex="NL" style:font-style-complex="normal" style:font-weight-complex="normal"/>
    </style:style>
    <style:style style:name="T362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a7371cd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63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e2cdde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64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a44982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65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d7cb103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66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a24b56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67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a78533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68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b015fe8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69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5f01ed6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70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e1abbb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71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d30c035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72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5ee0328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73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d3248d0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74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b05a5d1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75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a78533" fo:background-color="#ffffff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376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bold" officeooo:rsid="0d7cb103" fo:background-color="transparent" loext:char-shading-value="0" style:font-size-asian="8pt" style:language-asian="nl" style:country-asian="NL" style:font-style-asian="normal" style:font-weight-asian="bold" style:font-name-complex="Bitstream Vera Sans" style:font-size-complex="8pt" style:font-style-complex="normal" style:font-weight-complex="bold"/>
    </style:style>
    <style:style style:name="T377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bold" officeooo:rsid="0dfc1f88" fo:background-color="transparent" loext:char-shading-value="0" style:font-size-asian="8pt" style:language-asian="nl" style:country-asian="NL" style:font-style-asian="normal" style:font-weight-asian="bold" style:font-name-complex="Bitstream Vera Sans" style:font-size-complex="8pt" style:font-style-complex="normal" style:font-weight-complex="bold"/>
    </style:style>
    <style:style style:name="T378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bold" officeooo:rsid="0ea24b56" fo:background-color="transparent" loext:char-shading-value="0" style:font-size-asian="8pt" style:language-asian="nl" style:country-asian="NL" style:font-style-asian="normal" style:font-weight-asian="bold" style:font-name-complex="Bitstream Vera Sans" style:font-size-complex="8pt" style:font-style-complex="normal" style:font-weight-complex="bold"/>
    </style:style>
    <style:style style:name="T379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bold" officeooo:rsid="0ea78533" fo:background-color="#ffffff" loext:char-shading-value="0" style:font-size-asian="8pt" style:language-asian="nl" style:country-asian="NL" style:font-style-asian="normal" style:font-weight-asian="bold" style:font-name-complex="Bitstream Vera Sans" style:font-size-complex="8pt" style:font-style-complex="normal" style:font-weight-complex="bold"/>
    </style:style>
    <style:style style:name="T380" style:family="text">
      <style:text-properties fo:color="#000000" loext:opacity="100%" style:text-line-through-style="none" style:text-line-through-type="none" style:font-name="Liberation Sans" fo:font-size="7pt" fo:language="nl" fo:country="NL" fo:font-style="normal" style:text-underline-style="none" officeooo:rsid="01af6950" fo:background-color="transparent" loext:char-shading-value="0" style:font-size-asian="7pt" style:language-asian="nl" style:country-asian="NL" style:font-style-asian="normal" style:font-name-complex="Bitstream Vera Sans" style:font-size-complex="7pt" style:font-style-complex="normal"/>
    </style:style>
    <style:style style:name="T381" style:family="text">
      <style:text-properties fo:color="#000000" loext:opacity="100%" style:text-line-through-style="none" style:text-line-through-type="none" style:font-name="Liberation Sans" fo:font-size="7pt" fo:language="nl" fo:country="NL" fo:font-style="normal" style:text-underline-style="none" fo:font-weight="normal" officeooo:rsid="01af6950" fo:background-color="transparent" loext:char-shading-value="0" style:font-size-asian="7pt" style:language-asian="nl" style:country-asian="NL" style:font-style-asian="normal" style:font-weight-asian="normal" style:font-name-complex="Bitstream Vera Sans" style:font-size-complex="7pt" style:font-style-complex="normal" style:font-weight-complex="normal"/>
    </style:style>
    <style:style style:name="T382" style:family="text">
      <style:text-properties fo:color="#000000" loext:opacity="100%" style:text-line-through-style="none" style:text-line-through-type="none" style:font-name="Liberation Sans" fo:font-size="7pt" fo:language="nl" fo:country="NL" fo:font-style="normal" style:text-underline-style="none" fo:font-weight="normal" officeooo:rsid="0ee06be1" fo:background-color="transparent" loext:char-shading-value="0" style:font-size-asian="7pt" style:language-asian="nl" style:country-asian="NL" style:font-style-asian="normal" style:font-weight-asian="normal" style:font-name-complex="Bitstream Vera Sans" style:font-size-complex="7pt" style:font-style-complex="normal" style:font-weight-complex="normal"/>
    </style:style>
    <style:style style:name="T383" style:family="text">
      <style:text-properties fo:color="#000000" loext:opacity="100%" style:text-line-through-style="none" style:text-line-through-type="none" style:font-name="Liberation Sans" fo:font-size="7pt" fo:language="nl" fo:country="NL" fo:font-style="normal" style:text-underline-style="none" fo:font-weight="normal" officeooo:rsid="0e77a816" fo:background-color="transparent" loext:char-shading-value="0" style:font-size-asian="7pt" style:language-asian="nl" style:country-asian="NL" style:font-style-asian="normal" style:font-weight-asian="normal" style:font-name-complex="Bitstream Vera Sans" style:font-size-complex="7pt" style:font-style-complex="normal" style:font-weight-complex="normal"/>
    </style:style>
    <style:style style:name="T384" style:family="text">
      <style:text-properties fo:color="#000000" loext:opacity="100%" style:text-line-through-style="none" style:text-line-through-type="none" style:font-name="Liberation Sans" fo:font-size="7pt" fo:language="nl" fo:country="NL" fo:font-style="normal" style:text-underline-style="none" fo:font-weight="normal" officeooo:rsid="0e72255e" fo:background-color="transparent" loext:char-shading-value="0" style:font-size-asian="7pt" style:language-asian="nl" style:country-asian="NL" style:font-style-asian="normal" style:font-weight-asian="normal" style:font-name-complex="Bitstream Vera Sans" style:font-size-complex="7pt" style:font-style-complex="normal" style:font-weight-complex="normal"/>
    </style:style>
    <style:style style:name="T385" style:family="text">
      <style:text-properties fo:color="#000000" loext:opacity="100%" style:text-line-through-style="none" style:text-line-through-type="none" style:font-name="Liberation Sans" fo:font-size="7pt" fo:language="nl" fo:country="NL" fo:font-style="normal" style:text-underline-style="none" fo:font-weight="bold" officeooo:rsid="01af6950" fo:background-color="transparent" loext:char-shading-value="0" style:font-size-asian="7pt" style:language-asian="nl" style:country-asian="NL" style:font-style-asian="normal" style:font-weight-asian="bold" style:font-name-complex="Bitstream Vera Sans" style:font-size-complex="7pt" style:font-style-complex="normal" style:font-weight-complex="bold"/>
    </style:style>
    <style:style style:name="T38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39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39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9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9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40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4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4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403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404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4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fo:color="#000000" loext:opacity="100%" style:font-name="Liberation Sans" fo:font-size="12pt" fo:language="nl" fo:country="NL" fo:font-weight="normal" officeooo:rsid="0eeb5b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4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427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8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43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43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44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44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4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4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4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4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4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4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4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6" style:family="text">
      <style:text-properties fo:color="#000000" loext:opacity="100%" style:font-name="Liberation Sans" fo:font-size="10pt" fo:language="nl" fo:country="NL" officeooo:rsid="0ee9ed8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5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59" style:family="text">
      <style:text-properties fo:color="#000000" loext:opacity="100%" officeooo:rsid="004804ae"/>
    </style:style>
    <style:style style:name="T46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6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6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6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6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6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46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46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46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46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47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47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47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47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4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4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4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47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47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47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4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48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4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4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48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4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4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4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48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48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1" style:family="text">
      <style:text-properties style:use-window-font-color="true" loext:opacity="0%" style:font-name="Liberation Sans" officeooo:rsid="047da547"/>
    </style:style>
    <style:style style:name="T5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50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5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5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1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19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20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21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2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523" style:family="text">
      <style:text-properties style:use-window-font-color="true" loext:opacity="0%" style:font-name="Liberation Sans" fo:font-size="12pt" style:font-size-asian="12pt" style:font-size-complex="12pt"/>
    </style:style>
    <style:style style:name="T524" style:family="text">
      <style:text-properties officeooo:rsid="04473353"/>
    </style:style>
    <style:style style:name="T5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8" style:family="text">
      <style:text-properties fo:color="#000080" loext:opacity="100%" style:text-line-through-style="none" style:text-line-through-type="none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9" style:family="text">
      <style:text-properties fo:color="#000080" loext:opacity="100%" style:text-line-through-style="none" style:text-line-through-type="none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2" style:family="text">
      <style:text-properties fo:color="#000080" loext:opacity="100%" style:text-line-through-style="none" style:text-line-through-type="none" style:font-name="Liberation Sans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3" style:family="text">
      <style:text-properties fo:color="#000080" loext:opacity="100%" style:text-line-through-style="none" style:text-line-through-type="none" style:font-name="Liberation Sans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4" style:family="text">
      <style:text-properties fo:color="#000080" loext:opacity="100%" style:text-line-through-style="none" style:text-line-through-type="none" style:font-name="Liberation Sans" fo:font-size="10.5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535" style:family="text">
      <style:text-properties fo:color="#000080" loext:opacity="100%" style:text-line-through-style="none" style:text-line-through-type="none" style:font-name="Liberation Sans" fo:font-size="8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536" style:family="text">
      <style:text-properties officeooo:rsid="0aace3cd"/>
    </style:style>
    <style:style style:name="T537" style:family="text">
      <style:text-properties fo:font-size="8pt" style:font-size-asian="8pt" style:font-size-complex="8pt" loext:padding="0.049cm" loext:border="0.31pt solid #000000"/>
    </style:style>
    <style:style style:name="T538" style:family="text">
      <style:text-properties officeooo:rsid="01657261" style:font-size-complex="12pt"/>
    </style:style>
    <style:style style:name="T539" style:family="text">
      <style:text-properties officeooo:rsid="0e5635a7"/>
    </style:style>
    <style:style style:name="T540" style:family="text">
      <style:text-properties officeooo:rsid="0e56c5f4"/>
    </style:style>
    <style:style style:name="T541" style:family="text">
      <style:text-properties officeooo:rsid="0e80285f"/>
    </style:style>
    <style:style style:name="T542" style:family="text">
      <style:text-properties officeooo:rsid="0e838e2a"/>
    </style:style>
    <style:style style:name="T543" style:family="text">
      <style:text-properties officeooo:rsid="0e83c34e"/>
    </style:style>
    <style:style style:name="T544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45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46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47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9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55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552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55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5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55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7" style:family="text">
      <style:text-properties fo:color="#808080" loext:opacity="100%" style:font-name="Liberation Sans" fo:font-size="12pt" style:font-size-asian="12pt" style:font-size-complex="12pt"/>
    </style:style>
    <style:style style:name="T55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55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60" style:family="text">
      <style:text-properties officeooo:rsid="0ee1abbb"/>
    </style:style>
    <style:style style:name="T5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62" style:family="text">
      <style:text-properties officeooo:rsid="0ef1f24c"/>
    </style:style>
    <style:style style:name="T563" style:family="text">
      <style:text-properties style:font-name="Liberation Sans"/>
    </style:style>
    <style:style style:name="T564" style:family="text">
      <style:text-properties style:font-name="Liberation Sans" fo:font-size="10pt" style:font-size-asian="10pt" style:font-size-complex="10pt"/>
    </style:style>
    <style:style style:name="T565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6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7" style:family="text">
      <style:text-properties style:font-name="Liberation Sans"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8" style:family="text">
      <style:text-properties style:font-name="Liberation Sans"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9" style:family="text">
      <style:text-properties style:font-name="Liberation Sans"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70" style:family="text">
      <style:text-properties style:font-name="Liberation Sans"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3"><text:span text:style-name="Strong_20_Emphasis"><text:span text:style-name="T406">C</text:span></text:span><text:span text:style-name="Strong_20_Emphasis"><text:span text:style-name="T405">hecklist voor </text:span></text:span><text:span text:style-name="Strong_20_Emphasis"><text:span text:style-name="T407">de installatie</text:span></text:span><text:span text:style-name="Strong_20_Emphasis"><text:span text:style-name="T405"> van </text:span></text:span><text:span text:style-name="Strong_20_Emphasis"><text:span text:style-name="T405"><text:user-field-get text:name="Distro">Ubuntu</text:user-field-get></text:span></text:span><text:span text:style-name="Strong_20_Emphasis"><text:span text:style-name="T405"><text:s/></text:span></text:span><text:span text:style-name="Strong_20_Emphasis"><text:span text:style-name="T419"><text:user-field-get text:name="Version">22.04</text:user-field-get></text:span></text:span><text:span text:style-name="Strong_20_Emphasis"><text:span text:style-name="T414"><text:s/></text:span></text:span><text:span text:style-name="Strong_20_Emphasis"><text:span text:style-name="T415">LTS</text:span></text:span><text:span text:style-name="Strong_20_Emphasis"><text:span text:style-name="T415"><text:note text:id="ftn1" text:note-class="footnote"><text:note-citation>1</text:note-citation><text:note-body><text:p text:style-name="P80"><text:span text:style-name="T443">LTS</text:span><text:span text:style-name="T451"> </text:span><text:span text:style-name="T452">staat voor</text:span><text:span text:style-name="T450"> </text:span><text:span text:style-name="T443">Long-Term Support, langetermijnondersteuning, </text:span><text:span text:style-name="T453">en </text:span><text:span text:style-name="T454">d</text:span><text:span text:style-name="T453">eze </text:span><text:span text:style-name="Strong_20_Emphasis"><text:span text:style-name="T457"><text:user-field-get text:name="Distro">Ubuntu</text:user-field-get></text:span></text:span><text:span text:style-name="T453"><text:s/></text:span><text:span text:style-name="T458"><text:user-field-get text:name="Version">22.04</text:user-field-get></text:span><text:span text:style-name="T458"><text:s/></text:span><text:span text:style-name="T453">LTS </text:span><text:span text:style-name="T455">(codenaam </text:span><text:span text:style-name="T456">j</text:span><text:span text:style-name="T561">ammy</text:span><text:span text:style-name="T455">) </text:span><text:span text:style-name="T452">van</text:span><text:span text:style-name="T449"> </text:span><text:span text:style-name="T447">april</text:span><text:span text:style-name="T445"> </text:span><text:span text:style-name="Strong_20_Emphasis"><text:span text:style-name="T203"><text:user-field-get style:data-style-name="N0" text:name="Releaseyear">2022</text:user-field-get></text:span></text:span><text:span text:style-name="T447"><text:s/></text:span><text:span text:style-name="T443">wordt </text:span><text:span text:style-name="T444">vijf</text:span><text:span text:style-name="T443"> jaar onder</text:span><text:span text:style-name="T449">houden</text:span><text:span text:style-name="T448"> </text:span><text:span text:style-name="T443">tot </text:span><text:span text:style-name="T447">april</text:span><text:span text:style-name="T442"> </text:span><text:span text:style-name="T443">202</text:span><text:span text:style-name="T447">7</text:span><text:span text:style-name="T446">.</text:span></text:p></text:note-body></text:note></text:span></text:span><text:span text:style-name="Strong_20_Emphasis"><text:span text:style-name="T416"> </text:span></text:span><text:span text:style-name="Strong_20_Emphasis"><text:span text:style-name="T418"><text:user-field-get text:name="Edition">desktop</text:user-field-get></text:span></text:span><text:span text:style-name="Strong_20_Emphasis"><text:span text:style-name="T412">.</text:span></text:span></text:p>
      <text:p text:style-name="P9"/>
      <text:p text:style-name="P68"><text:span text:style-name="T75">Kijk op</text:span><text:span text:style-name="T405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405"> </text:span><text:span text:style-name="T497">voor</text:span><text:span text:style-name="T498"> </text:span><text:span text:style-name="T499">deze en andere </text:span><text:span text:style-name="T500">Linux documenten</text:span><text:span text:style-name="T105">, scripts, </text:span><text:span text:style-name="T106">en informatie</text:span><text:span text:style-name="T105">.</text:span></text:p>
      <text:p text:style-name="P10"/>
      <text:p text:style-name="P38"><text:span text:style-name="T69">D</text:span><text:span text:style-name="T68">it is een invulbare PD</text:span><text:span text:style-name="T70">F</text:span><text:span text:style-name="T68"> met tekst- en keuzevakken; </text:span><text:span text:style-name="T71">a</text:span><text:span text:style-name="T68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501">(zie toelichting)</text:span><text:span text:style-name="T17">:</text:span></text:p>
      <text:p text:style-name="P2"><text:span text:style-name="Definition"><text:span text:style-name="T518">g</text:span></text:span><text:span text:style-name="Definition"><text:span text:style-name="T517">ebruiker</text:span></text:span><text:span text:style-name="Definition"><text:span text:style-name="T506"><text:tab/><text:tab/></text:span></text:span><text:span text:style-name="Definition"><text:span text:style-name="T523"> <text:tab/><text:tab/></text:span></text:span><text:span text:style-name="T507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507"><text:tab/></text:span><text:span text:style-name="T508">(</text:span><text:span text:style-name="T503">volledige naam, bijv. </text:span><text:span text:style-name="T505">J</text:span><text:span text:style-name="T522">a</text:span><text:span text:style-name="T505">n </text:span><text:span text:style-name="T522">Jansen</text:span><text:span text:style-name="T504">)</text:span></text:p>
      <text:p text:style-name="Standard"><text:span text:style-name="Definition"><text:span text:style-name="T518">g</text:span></text:span><text:span text:style-name="Definition"><text:span text:style-name="T517">ebruikersnaam</text:span></text:span><text:span text:style-name="Definition"><text:span text:style-name="T502"><text:tab/></text:span></text:span><text:span text:style-name="Definition"><text:span text:style-name="T502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502"><text:tab/></text:span></text:span><text:span text:style-name="T9">(korte naam, bijv. </text:span><text:span text:style-name="T427">j</text:span><text:span text:style-name="T428">an</text:span><text:span text:style-name="T9">)</text:span></text:p>
      <text:p text:style-name="P1"><text:span text:style-name="Definition"><text:span text:style-name="T520">c</text:span></text:span><text:span text:style-name="Definition"><text:span text:style-name="T519">omputernaam</text:span></text:span><text:span text:style-name="Definition"><text:span text:style-name="T509"><text:tab/><text:tab/></text:span></text:span><text:span text:style-name="Definition"><text:span text:style-name="T507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507"><text:tab/></text:span></text:span><text:span text:style-name="Definition"><text:span text:style-name="T510">(</text:span></text:span><text:span text:style-name="Definition"><text:span text:style-name="T511">naam van de compute</text:span></text:span><text:span text:style-name="Definition"><text:span text:style-name="T512">r, </text:span></text:span><text:span text:style-name="Definition"><text:span text:style-name="T513">bijv. </text:span></text:span><text:span text:style-name="Definition"><text:span text:style-name="T514">pc02</text:span></text:span><text:span text:style-name="Definition"><text:span text:style-name="T510">)</text:span></text:span></text:p>
      <text:p text:style-name="P1"><text:span text:style-name="Definition"><text:span text:style-name="T518">o</text:span></text:span><text:span text:style-name="Definition"><text:span text:style-name="T517">pstartmenu</text:span></text:span><text:span text:style-name="Definition"><text:span text:style-name="T507"><text:tab/><text:tab/><text:tab/></text:span></text:span><text:span text:style-name="Definition"><text:span text:style-name="T507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507"><text:tab/></text:span></text:span><text:span text:style-name="Definition"><text:span text:style-name="T510">(</text:span></text:span><text:span text:style-name="Definition"><text:span text:style-name="T511">to</text:span></text:span><text:span text:style-name="Definition"><text:span text:style-name="T515">ets voor het opstartmedium</text:span></text:span><text:span text:style-name="Definition"><text:span text:style-name="T516">)</text:span></text:span></text:p>
      <text:p text:style-name="P6"><text:span text:style-name="Definition"><text:span text:style-name="T520">i</text:span></text:span><text:span text:style-name="Definition"><text:span text:style-name="T521">nstellingen</text:span></text:span><text:span text:style-name="T510"><text:tab/><text:tab/> <text:tab/></text:span><text:span text:style-name="T510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510"><text:tab/>(</text:span><text:span text:style-name="T511">toets voor het UEFI-BIOS-scherm</text:span><text:span text:style-name="T510">)</text:span></text:p>
      <text:p text:style-name="P3"><text:span text:style-name="Definition"><text:span text:style-name="T545">g</text:span></text:span><text:span text:style-name="Definition"><text:span text:style-name="T544">ebruiker</text:span></text:span><text:span text:style-name="Definition"><text:span text:style-name="T546">2</text:span></text:span><text:span text:style-name="Definition"><text:span text:style-name="T547"><text:tab/></text:span></text:span><text:span text:style-name="Definition"><text:span text:style-name="T557"> <text:tab/><text:tab/></text:span></text:span><text:span text:style-name="T548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548"><text:tab/></text:span><text:span text:style-name="T549">(</text:span><text:span text:style-name="T550">volledige naam </text:span><text:span text:style-name="T551">evt. 2</text:span><text:span text:style-name="T558">e</text:span><text:span text:style-name="T551"> gebruiker</text:span><text:span text:style-name="T552">)</text:span></text:p>
      <text:p text:style-name="P69"><text:span text:style-name="Definition"><text:span text:style-name="T545">g</text:span></text:span><text:span text:style-name="Definition"><text:span text:style-name="T544">ebruikersnaam</text:span></text:span><text:span text:style-name="Definition"><text:span text:style-name="T546">2</text:span></text:span><text:span text:style-name="Definition"><text:span text:style-name="T553"><text:tab/></text:span></text:span><text:span text:style-name="Definition"><text:span text:style-name="T553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553"><text:tab/></text:span></text:span><text:span text:style-name="T554">(korte naam</text:span><text:span text:style-name="T555"> </text:span><text:span text:style-name="T556">evt. 2</text:span><text:span text:style-name="T559">e</text:span><text:span text:style-name="T556"> gebruiker</text:span><text:span text:style-name="T554">)</text:span></text:p>
      <text:p text:style-name="P3"><text:span text:style-name="T429">Vervang </text:span><text:span text:style-name="Definition"><text:span text:style-name="T11">schuingedrukte</text:span></text:span><text:span text:style-name="T429"> </text:span><text:span text:style-name="T430">woorden </text:span><text:span text:style-name="T429">in deze checklist door </text:span><text:span text:style-name="T430">boven</text:span><text:span text:style-name="T429">staande waarden.</text:span></text:p>
      <text:p text:style-name="P5"/>
      <text:p text:style-name="P5"/>
      <text:p text:style-name="P4"><text:span text:style-name="T438">Nog niet op Linux?</text:span><text:span text:style-name="T431"><text:tab/></text:span><text:span text:style-name="T435"><text:tab/></text:span><text:span text:style-name="T436">G</text:span><text:span text:style-name="T432">ebruik </text:span><text:span text:style-name="Strong_20_Emphasis"><text:span text:style-name="T439">Checklist migratie</text:span></text:span><text:span text:style-name="T43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433"> onder </text:span><text:span text:style-name="T437">Linux</text:span><text:span text:style-name="T434">.</text:span></text:p>
      <text:p text:style-name="P39"><text:span text:style-name="T392">Nieuwe installatie?</text:span><text:span text:style-name="T387"><text:tab/></text:span><text:span text:style-name="T389"></text:span><text:span text:style-name="T391"><text:tab/></text:span><text:span text:style-name="T390">B</text:span><text:span text:style-name="T387">egin bij hoofdstuk </text:span><text:span text:style-name="T392"><text:bookmark-ref text:reference-format="page" text:ref-name="__RefNumPara__4009_1271708128">2</text:bookmark-ref></text:span><text:span text:style-name="T387"><text:s text:c="2"/></text:span><text:span text:style-name="T393"><text:bookmark-ref text:reference-format="text" text:ref-name="__RefNumPara__4009_1271708128">Installatie uitvoeren</text:bookmark-ref></text:span><text:span text:style-name="T388">.</text:span></text:p>
      <text:p text:style-name="P24"/>
      <text:p text:style-name="P24"/>
      <text:list xml:id="list841539137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2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5"><text:span text:style-name="User_20_Entry"><text:span text:style-name="T202">E</text:span></text:span><text:span text:style-name="User_20_Entry"><text:span text:style-name="T205">v</text:span></text:span><text:span text:style-name="User_20_Entry"><text:span text:style-name="T206">en</text:span></text:span><text:span text:style-name="User_20_Entry"><text:span text:style-name="T208">t</text:span></text:span><text:span text:style-name="User_20_Entry"><text:span text:style-name="T209">uele </text:span></text:span><text:span text:style-name="User_20_Entry"><text:span text:style-name="T210">extra </text:span></text:span><text:span text:style-name="User_20_Entry"><text:span text:style-name="T212">gebruiker</text:span></text:span><text:span text:style-name="User_20_Entry"><text:span text:style-name="T210">s aanmelden </text:span></text:span><text:span text:style-name="User_20_Entry"><text:span text:style-name="T211">en dezelfde stappen uitvoeren</text:span></text:span><text:span text:style-name="User_20_Entry"><text:span text:style-name="T207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77"><text:span text:style-name="T542">Debian-</text:span><text:span text:style-name="T543">p</text:span>akket kz plaatst documenten en scripts van Karel Zimmer <text:span text:style-name="T541">(zie </text:span><text:a xlink:type="simple" xlink:href="https://karelzimmer.nl/" text:style-name="Internet_20_link" text:visited-style-name="Visited_20_Internet_20_Link"><text:span text:style-name="Strong_20_Emphasis"><text:span text:style-name="T527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3"><text:note text:id="ftn4" text:note-class="footnote"><text:note-citation>4</text:note-citation><text:note-body><text:p text:style-name="P64"><text:span text:style-name="T386">D</text:span>e <text:span text:style-name="T537">Super</text:span>-toets <text:span text:style-name="T562">zit linksonder op het toetsenbord en </text:span>heeft een logo in plaats van alleen letter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1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1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4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3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3"/>
      <text:list xml:id="list115937008871535" text:continue-numbering="true" text:style-name="L1">
        <text:list-item>
          <text:p text:style-name="P8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9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8"><text:span text:style-name="T25">Start de computer op vanaf </text:span><text:span text:style-name="T459">een </text:span><text:span text:style-name="Strong_20_Emphasis"><text:span text:style-name="T425"><text:user-field-get text:name="Distro">Ubuntu</text:user-field-get></text:span></text:span><text:span text:style-name="T404"><text:s/></text:span><text:span text:style-name="T400"><text:user-field-get text:name="Version">22.04</text:user-field-get></text:span><text:span text:style-name="T213"><text:s/></text:span><text:span text:style-name="Strong_20_Emphasis"><text:span text:style-name="T198"><text:user-field-get text:name="Edition">desktop</text:user-field-get></text:span></text:span><text:span text:style-name="Strong_20_Emphasis"><text:span text:style-name="T198"><text:s/></text:span></text:span><text:span text:style-name="T213">Live</text:span><text:span text:style-name="T213"><text:note text:id="ftn5" text:note-class="footnote"><text:note-citation>1</text:note-citation><text:note-body><text:p text:style-name="P81"><text:span text:style-name="T524">Vanaf ee</text:span>n Live <text:span text:style-name="T560">usb</text:span><text:span text:style-name="T536">-stick </text:span><text:span text:style-name="T539">(</text:span><text:span text:style-name="T536">of </text:span><text:span text:style-name="T540">dvd</text:span><text:span text:style-name="T539">)</text:span><text:span text:style-name="T19"> </text:span>kunt <text:span text:style-name="T524">u opstarten en</text:span> <text:span text:style-name="T564">met </text:span><text:span text:style-name="Strong_20_Emphasis"><text:span text:style-name="T457"><text:user-field-get text:name="Distro">Ubuntu</text:user-field-get></text:span></text:span><text:span text:style-name="Strong_20_Emphasis"><text:span text:style-name="T457"><text:s/></text:span></text:span>werken zonder deze te installeren.</text:p></text:note-body></text:note></text:span><text:span text:style-name="T213"> </text:span><text:span text:style-name="T215">usb</text:span><text:span text:style-name="T214">-stick</text:span><text:span text:style-name="T214"><text:note text:id="ftn6" text:note-class="footnote"><text:note-citation>2</text:note-citation><text:note-body><text:p text:style-name="P75"><text:span text:style-name="Strong_20_Emphasis"><text:span text:style-name="T264">Download </text:span></text:span><text:span text:style-name="Strong_20_Emphasis"><text:span text:style-name="T265">een </text:span></text:span><text:span text:style-name="Strong_20_Emphasis"><text:span text:style-name="T266">Desktop </text:span></text:span><text:span text:style-name="Strong_20_Emphasis"><text:span text:style-name="T267">cd</text:span></text:span><text:span text:style-name="Strong_20_Emphasis"><text:span text:style-name="T293">-beeldbestand</text:span></text:span><text:span text:style-name="Strong_20_Emphasis"><text:span text:style-name="T268"> </text:span></text:span><text:span text:style-name="Strong_20_Emphasis"><text:span text:style-name="T269">(.iso) </text:span></text:span><text:span text:style-name="Strong_20_Emphasis"><text:span text:style-name="T268">vanaf </text:span></text:span><text:a xlink:type="simple" xlink:href="https://nl.releases.ubuntu.com/" text:style-name="Internet_20_link" text:visited-style-name="Visited_20_Internet_20_Link"><text:span text:style-name="Strong_20_Emphasis"><text:span text:style-name="T530">nl.releases.ubuntu.com</text:span></text:span></text:a><text:span text:style-name="Strong_20_Emphasis"><text:span text:style-name="T268">, </text:span></text:span><text:span text:style-name="Strong_20_Emphasis"><text:span text:style-name="T270">klik op</text:span></text:span><text:span text:style-name="Strong_20_Emphasis"><text:span text:style-name="T271"> </text:span></text:span><text:span text:style-name="Strong_20_Emphasis"><text:span text:style-name="T297">Ubuntu 2</text:span></text:span><text:span text:style-name="Strong_20_Emphasis"><text:span text:style-name="T298">2</text:span></text:span><text:span text:style-name="Strong_20_Emphasis"><text:span text:style-name="T297">.04 LTS (Jammy Jellyfish)</text:span></text:span><text:span text:style-name="Strong_20_Emphasis"><text:span text:style-name="T271">, </text:span></text:span><text:span text:style-name="Strong_20_Emphasis"><text:span text:style-name="T272">en </text:span></text:span><text:span text:style-name="Strong_20_Emphasis"><text:span text:style-name="T270">klik </text:span></text:span><text:span text:style-name="Strong_20_Emphasis"><text:span text:style-name="T272">vervolgens </text:span></text:span><text:span text:style-name="Strong_20_Emphasis"><text:span text:style-name="T273">achter</text:span></text:span><text:span text:style-name="Strong_20_Emphasis"><text:span text:style-name="T272"> </text:span></text:span><text:span text:style-name="Strong_20_Emphasis"><text:span text:style-name="T299">Desktop image</text:span></text:span><text:span text:style-name="Strong_20_Emphasis"><text:span text:style-name="T272"> </text:span></text:span><text:span text:style-name="Strong_20_Emphasis"><text:span text:style-name="T273">op </text:span></text:span><text:span text:style-name="Strong_20_Emphasis"><text:span text:style-name="T204">64-bit PC (AMD64) desktop image</text:span></text:span><text:span text:style-name="Strong_20_Emphasis"><text:span text:style-name="T296">.</text:span></text:span><text:span text:style-name="Strong_20_Emphasis"><text:span text:style-name="T272"><text:line-break/></text:span></text:span><text:span text:style-name="Strong_20_Emphasis"><text:span text:style-name="T270">P</text:span></text:span><text:span text:style-name="Strong_20_Emphasis"><text:span text:style-name="T264">laats </text:span></text:span><text:span text:style-name="Strong_20_Emphasis"><text:span text:style-name="T265">een </text:span></text:span><text:span text:style-name="Strong_20_Emphasis"><text:span text:style-name="T267">usb</text:span></text:span><text:span text:style-name="Strong_20_Emphasis"><text:span text:style-name="T265">-stick </text:span></text:span><text:span text:style-name="Strong_20_Emphasis"><text:span text:style-name="T294">va</text:span></text:span><text:span text:style-name="Strong_20_Emphasis"><text:span text:style-name="T274">n </text:span></text:span><text:span text:style-name="Strong_20_Emphasis"><text:span text:style-name="T275">min</text:span></text:span><text:span text:style-name="Strong_20_Emphasis"><text:span text:style-name="T276">imaal</text:span></text:span><text:span text:style-name="Strong_20_Emphasis"><text:span text:style-name="T275"> </text:span></text:span><text:span text:style-name="Strong_20_Emphasis"><text:span text:style-name="T277">4</text:span></text:span><text:span text:style-name="Strong_20_Emphasis"><text:span text:style-name="T275"> GB. <text:line-break/></text:span></text:span><text:span text:style-name="Strong_20_Emphasis"><text:span text:style-name="T295">Zoek</text:span></text:span><text:span text:style-name="Strong_20_Emphasis"><text:span text:style-name="T275"> </text:span></text:span><text:span text:style-name="Strong_20_Emphasis"><text:span text:style-name="T300">s</text:span></text:span><text:span text:style-name="Strong_20_Emphasis"><text:span text:style-name="T301">ch</text:span></text:span><text:span text:style-name="Strong_20_Emphasis"><text:span text:style-name="T275"> en klik op het pictogram van</text:span></text:span><text:span text:style-name="Strong_20_Emphasis"><text:span text:style-name="T278"> </text:span></text:span><text:span text:style-name="Strong_20_Emphasis"><text:span text:style-name="T304">Schijven</text:span></text:span><text:span text:style-name="Strong_20_Emphasis"><text:span text:style-name="T279">. Selecteer de </text:span></text:span><text:span text:style-name="Strong_20_Emphasis"><text:span text:style-name="T280">usb</text:span></text:span><text:span text:style-name="Strong_20_Emphasis"><text:span text:style-name="T279">-stick in de lijst van schijven aan de linkerkant en klik rechtsboven op </text:span></text:span><text:span text:style-name="Strong_20_Emphasis"><text:span text:style-name="T302">Schijfinstellingen</text:span></text:span><text:span text:style-name="Strong_20_Emphasis"><text:span text:style-name="T279"> </text:span></text:span><text:span text:style-name="Strong_20_Emphasis"><text:span text:style-name="T302">⋮</text:span></text:span><text:span text:style-name="Strong_20_Emphasis"><text:span text:style-name="T279"> (icoontje met de drie puntjes).</text:span></text:span></text:p><text:p text:style-name="P71"><text:span text:style-name="Strong_20_Emphasis"><text:span text:style-name="T279"><text:tab/>Kies </text:span></text:span><text:span text:style-name="Strong_20_Emphasis"><text:span text:style-name="T302">Schijfkopie terugzetten</text:span></text:span><text:span text:style-name="Strong_20_Emphasis"><text:span text:style-name="T279"> en selecteer </text:span></text:span><text:span text:style-name="Strong_20_Emphasis"><text:span text:style-name="T281">het net</text:span></text:span><text:span text:style-name="Strong_20_Emphasis"><text:span text:style-name="T282"> gedownloade </text:span></text:span><text:span text:style-name="Strong_20_Emphasis"><text:span text:style-name="T283">cd</text:span></text:span><text:span text:style-name="T565">-beeldbestand </text:span><text:span text:style-name="T566">(.iso)</text:span><text:span text:style-name="Strong_20_Emphasis"><text:span text:style-name="T282">.</text:span></text:span></text:p><text:p text:style-name="P74"><text:span text:style-name="Strong_20_Emphasis"><text:span text:style-name="T279"><text:tab/>Klik op </text:span></text:span><text:span text:style-name="Strong_20_Emphasis"><text:span text:style-name="T302">Terugzetten starten</text:span></text:span><text:span text:style-name="Strong_20_Emphasis"><text:span text:style-name="T279"> en vervolgens op </text:span></text:span><text:span text:style-name="Strong_20_Emphasis"><text:span text:style-name="T302">Terugzetten</text:span></text:span><text:span text:style-name="Strong_20_Emphasis"><text:span text:style-name="T284">.<text:line-break/></text:span></text:span><text:span text:style-name="Strong_20_Emphasis"><text:span text:style-name="T285">O</text:span></text:span><text:span text:style-name="Strong_20_Emphasis"><text:span text:style-name="T265">f </text:span></text:span><text:span text:style-name="Strong_20_Emphasis"><text:span text:style-name="T286">gebruik </text:span></text:span><text:span text:style-name="Strong_20_Emphasis"><text:span text:style-name="T287">het programma </text:span></text:span><text:span text:style-name="Strong_20_Emphasis"><text:span text:style-name="T305">Etche</text:span></text:span><text:span text:style-name="Strong_20_Emphasis"><text:span text:style-name="T306">r</text:span></text:span><text:span text:style-name="Strong_20_Emphasis"><text:span text:style-name="T287"> </text:span></text:span><text:span text:style-name="Strong_20_Emphasis"><text:span text:style-name="T288">(</text:span></text:span><text:a xlink:type="simple" xlink:href="https://www.balena.io/etcher/" text:style-name="Internet_20_link" text:visited-style-name="Visited_20_Internet_20_Link"><text:span text:style-name="Strong_20_Emphasis"><text:span text:style-name="T531">etcher.io</text:span></text:span></text:a><text:span text:style-name="Strong_20_Emphasis"><text:span text:style-name="T288">) </text:span></text:span><text:span text:style-name="Strong_20_Emphasis"><text:span text:style-name="T289">dat </text:span></text:span><text:span text:style-name="Strong_20_Emphasis"><text:span text:style-name="T265">beschikbaar </text:span></text:span><text:span text:style-name="Strong_20_Emphasis"><text:span text:style-name="T289">is </text:span></text:span><text:span text:style-name="Strong_20_Emphasis"><text:span text:style-name="T265">voor </text:span></text:span><text:span text:style-name="Strong_20_Emphasis"><text:span text:style-name="T279">Windows, </text:span></text:span><text:span text:style-name="Strong_20_Emphasis"><text:span text:style-name="T290">mac</text:span></text:span><text:span text:style-name="Strong_20_Emphasis"><text:span text:style-name="T291">OS</text:span></text:span><text:span text:style-name="Strong_20_Emphasis"><text:span text:style-name="T287">, </text:span></text:span><text:span text:style-name="Strong_20_Emphasis"><text:span text:style-name="T288">en </text:span></text:span><text:span text:style-name="Strong_20_Emphasis"><text:span text:style-name="T287">Linux</text:span></text:span><text:span text:style-name="Strong_20_Emphasis"><text:span text:style-name="T292">.</text:span></text:span></text:p></text:note-body></text:note></text:span><text:span text:style-name="T213"> </text:span><text:span text:style-name="T216">of dvd.</text:span></text:p>
            <text:p text:style-name="P42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538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">instellingen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6">Kies</text:span></text:span><text:span text:style-name="Strong_20_Emphasis"><text:span text:style-name="T76"> </text:span></text:span><text:span text:style-name="Strong_20_Emphasis"><text:span text:style-name="T157">als</text:span></text:span><text:span text:style-name="Strong_20_Emphasis"><text:span text:style-name="T77"> </text:span></text:span><text:span text:style-name="Strong_20_Emphasis"><text:span text:style-name="T78">mogelijk</text:span></text:span><text:span text:style-name="Strong_20_Emphasis"><text:span text:style-name="T76"> </text:span></text:span><text:span text:style-name="Strong_20_Emphasis"><text:span text:style-name="T79">met pijltjes-toetsen</text:span></text:span><text:span text:style-name="Strong_20_Emphasis"><text:span text:style-name="T80"> </text:span></text:span><text:span text:style-name="Strong_20_Emphasis"><text:span text:style-name="T178">Nederlands</text:span></text:span><text:span text:style-name="Strong_20_Emphasis"><text:span text:style-name="T81"> </text:span></text:span><text:span text:style-name="Strong_20_Emphasis"><text:span text:style-name="T79">en druk op </text:span></text:span><text:span text:style-name="Strong_20_Emphasis"><text:span text:style-name="T82">de </text:span></text:span><text:span text:style-name="Strong_20_Emphasis"><text:span text:style-name="T83">Enter</text:span></text:span><text:span text:style-name="Strong_20_Emphasis"><text:span text:style-name="T82">-toets.</text:span></text:span></text:p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441">Kies </text:span><text:span text:style-name="T440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44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3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2"><text:span text:style-name="Strong_20_Emphasis"><text:span text:style-name="T84">Als </text:span></text:span><text:span text:style-name="Strong_20_Emphasis"><text:span text:style-name="T85">het </text:span></text:span><text:span text:style-name="Strong_20_Emphasis"><text:span text:style-name="T86">het scherm </text:span></text:span><text:span text:style-name="Strong_20_Emphasis"><text:span text:style-name="T185">Draadloos</text:span></text:span><text:span text:style-name="Strong_20_Emphasis"><text:span text:style-name="T86"> </text:span></text:span><text:span text:style-name="Strong_20_Emphasis"><text:span text:style-name="T85">verschijnt, </text:span></text:span><text:span text:style-name="Strong_20_Emphasis"><text:span text:style-name="T87">kies</text:span></text:span><text:span text:style-name="Strong_20_Emphasis"><text:span text:style-name="T86"> </text:span></text:span><text:span text:style-name="Strong_20_Emphasis"><text:span text:style-name="T109">het</text:span></text:span><text:span text:style-name="Strong_20_Emphasis"><text:span text:style-name="T87"> draadloos netwerk, maak </text:span></text:span><text:span text:style-name="Strong_20_Emphasis"><text:span text:style-name="T75">verbinding, </text:span></text:span><text:span text:style-name="Strong_20_Emphasis"><text:span text:style-name="T88">en klik</text:span></text:span><text:span text:style-name="Strong_20_Emphasis"><text:span text:style-name="T75"> </text:span></text:span><text:span text:style-name="Strong_20_Emphasis"><text:span text:style-name="T89">op </text:span></text:span><text:span text:style-name="Strong_20_Emphasis"><text:span text:style-name="T181">Verder</text:span></text:span><text:span text:style-name="Strong_20_Emphasis"><text:span text:style-name="T75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3"><text:s/></text:span></text:span><text:span text:style-name="T112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466">het gewenste </text:span></text:span><text:span text:style-name="Strong_20_Emphasis"><text:span text:style-name="T481">Installatie type</text:span></text:span><text:span text:style-name="Strong_20_Emphasis"><text:span text:style-name="T466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67"><text:span text:style-name="Strong_20_Emphasis"><text:span text:style-name="T467">K</text:span></text:span><text:span text:style-name="Strong_20_Emphasis"><text:span text:style-name="T92">lik </text:span></text:span><text:span text:style-name="Strong_20_Emphasis"><text:span text:style-name="T93">op</text:span></text:span><text:span text:style-name="Strong_20_Emphasis"><text:span text:style-name="T92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92">, </text:span></text:span><text:span text:style-name="Strong_20_Emphasis"><text:span text:style-name="T104">of klik op </text:span></text:span><text:span text:style-name="Strong_20_Emphasis"><text:span text:style-name="T179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4">ontroleer de </text:span></text:span><text:span text:style-name="Strong_20_Emphasis"><text:span text:style-name="T95">voorgestelde </text:span></text:span><text:span text:style-name="Strong_20_Emphasis"><text:span text:style-name="T94">schijfindelin</text:span></text:span><text:span text:style-name="Strong_20_Emphasis"><text:span text:style-name="T96">g,</text:span></text:span><text:span text:style-name="Strong_20_Emphasis"><text:span text:style-name="T94"> </text:span></text:span><text:span text:style-name="Strong_20_Emphasis"><text:span text:style-name="T97">kies de gewenste schijf, </text:span></text:span><text:span text:style-name="Strong_20_Emphasis"><text:span text:style-name="T96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44"><text:span text:style-name="Strong_20_Emphasis"><text:span text:style-name="T90">O</text:span></text:span><text:span text:style-name="Strong_20_Emphasis"><text:span text:style-name="T91">p het scherm </text:span></text:span><text:span text:style-name="Strong_20_Emphasis"><text:span text:style-name="T186">Wilt u deze aanpassingen wegschrijven naar de schijven? </text:span></text:span><text:span text:style-name="Strong_20_Emphasis"><text:span text:style-name="T98">controleer de </text:span></text:span><text:span text:style-name="Strong_20_Emphasis"><text:span text:style-name="T99">partities</text:span></text:span><text:span text:style-name="Strong_20_Emphasis"><text:span text:style-name="T98"> </text:span></text:span><text:span text:style-name="Strong_20_Emphasis"><text:span text:style-name="T100">die </text:span></text:span><text:span text:style-name="Strong_20_Emphasis"><text:span text:style-name="T101">geformatteerd</text:span></text:span><text:span text:style-name="Strong_20_Emphasis"><text:span text:style-name="T100"> worden </text:span></text:span><text:span text:style-name="Strong_20_Emphasis"><text:span text:style-name="T98">en </text:span></text:span><text:span text:style-name="Strong_20_Emphasis"><text:span text:style-name="T90">klik </text:span></text:span><text:span text:style-name="Strong_20_Emphasis"><text:span text:style-name="T92">op </text:span></text:span><text:span text:style-name="Strong_20_Emphasis"><text:span text:style-name="T182">Verder</text:span></text:span><text:span text:style-name="Strong_20_Emphasis"><text:span text:style-name="T9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3"><text:s/></text:span></text:span><text:span text:style-name="T112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468">O</text:span></text:span><text:span text:style-name="Strong_20_Emphasis"><text:span text:style-name="T469">p </text:span></text:span><text:span text:style-name="Strong_20_Emphasis"><text:span text:style-name="T470">het </text:span></text:span><text:span text:style-name="Strong_20_Emphasis"><text:span text:style-name="T471">scherm </text:span></text:span><text:span text:style-name="Strong_20_Emphasis"><text:span text:style-name="T482">Waar bevindt u zich?</text:span></text:span><text:span text:style-name="Strong_20_Emphasis"><text:span text:style-name="T471"> </text:span></text:span><text:span text:style-name="Strong_20_Emphasis"><text:span text:style-name="T472">controleer </text:span></text:span><text:span text:style-name="Strong_20_Emphasis"><text:span text:style-name="T473">de </text:span></text:span><text:span text:style-name="Strong_20_Emphasis"><text:span text:style-name="T472">locatie en </text:span></text:span><text:span text:style-name="Strong_20_Emphasis"><text:span text:style-name="T468">klik </text:span></text:span><text:span text:style-name="Strong_20_Emphasis"><text:span text:style-name="T471">op </text:span></text:span><text:span text:style-name="Strong_20_Emphasis"><text:span text:style-name="T482">Verder</text:span></text:span><text:span text:style-name="Strong_20_Emphasis"><text:span text:style-name="T471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79"><text:span text:style-name="Strong_20_Emphasis"><text:span text:style-name="T3"><text:s/></text:span></text:span><text:span text:style-name="Strong_20_Emphasis"><text:span text:style-name="T112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483">Op </text:span><text:span text:style-name="T484">het </text:span><text:span text:style-name="T482">scherm </text:span><text:span text:style-name="Strong_20_Emphasis"><text:span text:style-name="T482">Wie bent u?</text:span></text:span><text:span text:style-name="T482"> </text:span><text:span text:style-name="T483">vul </text:span><text:span text:style-name="T485">in </text:span><text:span text:style-name="Strong_20_Emphasis"><text:span text:style-name="T486">Uw n</text:span></text:span><text:span text:style-name="Strong_20_Emphasis"><text:span text:style-name="T487">aam</text:span></text:span><text:span text:style-name="Strong_20_Emphasis"><text:span text:style-name="T474"> </text:span></text:span><text:span text:style-name="Definition"><text:span text:style-name="T5">gebruiker</text:span></text:span><text:span text:style-name="Strong_20_Emphasis"><text:span text:style-name="T475">, <text:line-break/></text:span></text:span><text:span text:style-name="Strong_20_Emphasis"><text:span text:style-name="T487">Naam </text:span></text:span><text:span text:style-name="Strong_20_Emphasis"><text:span text:style-name="T486">van uw </text:span></text:span><text:span text:style-name="Strong_20_Emphasis"><text:span text:style-name="T488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474">,<text:line-break/></text:span></text:span><text:span text:style-name="Strong_20_Emphasis"><text:span text:style-name="T486">Kies een g</text:span></text:span><text:span text:style-name="Strong_20_Emphasis"><text:span text:style-name="T488">ebruikersnaam</text:span></text:span><text:span text:style-name="Strong_20_Emphasis"><text:span text:style-name="T474"> </text:span></text:span><text:span text:style-name="Definition"><text:span text:style-name="T5">gebruikersnaam</text:span></text:span><text:span text:style-name="Strong_20_Emphasis"><text:span text:style-name="T474">,<text:line-break/></text:span></text:span><text:span text:style-name="Strong_20_Emphasis"><text:span text:style-name="T476">g</text:span></text:span><text:span text:style-name="Strong_20_Emphasis"><text:span text:style-name="T465">eef tweemaal een </text:span></text:span><text:span text:style-name="Strong_20_Emphasis"><text:span text:style-name="T480">wachtwoord</text:span></text:span><text:span text:style-name="Strong_20_Emphasis"><text:span text:style-name="T465">,</text:span></text:span><text:span text:style-name="Strong_20_Emphasis"><text:span text:style-name="T477"> </text:span></text:span><text:span text:style-name="Strong_20_Emphasis"><text:span text:style-name="T478">en</text:span></text:span><text:span text:style-name="Strong_20_Emphasis"><text:span text:style-name="T477"> </text:span></text:span><text:span text:style-name="Strong_20_Emphasis"><text:span text:style-name="T479">k</text:span></text:span><text:span text:style-name="Strong_20_Emphasis"><text:span text:style-name="T465">lik op </text:span></text:span><text:span text:style-name="Strong_20_Emphasis"><text:span text:style-name="T480">Verder</text:span></text:span><text:span text:style-name="Strong_20_Emphasis"><text:span text:style-name="T465">.</text:span></text:span></text:p>
          </table:table-cell>
        </table:table-row>
      </table:table>
      <text:p text:style-name="P41"><text:span text:style-name="Strong_20_Emphasis"><text:span text:style-name="T164"/></text:span></text:p>
      <text:list xml:id="list115936973200905" text:continue-numbering="true" text:style-name="L1">
        <text:list-item>
          <text:p text:style-name="P82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5"><text:span text:style-name="Strong_20_Emphasis"><text:span text:style-name="T10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02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8"><text:span text:style-name="Strong_20_Emphasis"><text:span text:style-name="T165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3"><text:span text:style-name="Strong_20_Emphasis"><text:span text:style-name="T107">V</text:span></text:span><text:span text:style-name="Strong_20_Emphasis"><text:span text:style-name="T103">olg de aanwijzingen </text:span></text:span><text:span text:style-name="Strong_20_Emphasis"><text:span text:style-name="T108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8"/>
          </table:table-cell>
        </table:table-row>
        <table:table-row>
          <table:table-cell table:style-name="_33_._5f_Installatie_5f_afronden.A1" office:value-type="string">
            <text:p text:style-name="P49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2"><text:span text:style-name="T542">Debian-p</text:span>akket kz plaatst documenten en scripts van Karel Zimmer <text:span text:style-name="T541">(zie </text:span><text:a xlink:type="simple" xlink:href="https://karelzimmer.nl/" text:style-name="Internet_20_link" text:visited-style-name="Visited_20_Internet_20_Link"><text:span text:style-name="Strong_20_Emphasis"><text:span text:style-name="T527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0"><text:span text:style-name="T401">De </text:span><text:span text:style-name="T402">Super</text:span><text:span text:style-name="T401">-toets </text:span><text:span text:style-name="T403">zit linksonder op het toetsenbord en </text:span><text:span text:style-name="T401">heeft een logo in plaats van alleen letter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7">Terminalvenster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4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6">wget karelzimmer.nl/</text:span></text:span><text:span text:style-name="User_20_Entry"><text:span text:style-name="T67">kz</text:span></text:span><text:span text:style-name="User_20_Entry"><text:span text:style-name="T66"><text:line-break/>bash </text:span></text:span><text:span text:style-name="User_20_Entry"><text:span text:style-name="T67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2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5"><text:span text:style-name="Strong_20_Emphasis"><text:span text:style-name="T102"><text:tab/></text:span></text:span></text:p>
      <text:p text:style-name="P46"><text:span text:style-name="Strong_20_Emphasis"><text:span text:style-name="T133"/></text:span></text:p>
      <text:p text:style-name="P47"><text:span text:style-name="Strong_20_Emphasis"><text:span text:style-name="T120"/></text:span></text:p>
      <text:list xml:id="list115936448295262"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5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2">Aanmelden als </text:span></text:span><text:span text:style-name="Definition"><text:span text:style-name="T12">gebruiker</text:span></text:span><text:span text:style-name="Strong_20_Emphasis"><text:span text:style-name="T145"><text:note text:id="ftn9" text:note-class="footnote"><text:note-citation>1</text:note-citation><text:note-body><text:p text:style-name="P66"><text:span text:style-name="User_20_Entry"><text:span text:style-name="T217">E</text:span></text:span><text:span text:style-name="User_20_Entry"><text:span text:style-name="T218">ventuele extra </text:span></text:span><text:span text:style-name="User_20_Entry"><text:span text:style-name="T219">gebruiker</text:span></text:span><text:span text:style-name="User_20_Entry"><text:span text:style-name="T218">s aanmelden en dezelfde stappen uitvoeren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0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3"><text:note text:id="ftn10" text:note-class="footnote"><text:note-citation>2</text:note-citation><text:note-body><text:p text:style-name="P40"><text:span text:style-name="T401">De </text:span><text:span text:style-name="T402">Super</text:span><text:span text:style-name="T401">-toets </text:span><text:span text:style-name="T403">zit linksonder op het toetsenbord en </text:span><text:span text:style-name="T401">heeft een logo in plaats van alleen letter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8"><text:span text:style-name="Strong_20_Emphasis"><text:span text:style-name="T150"/></text:span></text:p>
      <text:p text:style-name="P36"/>
      <text:p text:style-name="P36"/>
      <text:p text:style-name="P88"><text:span text:style-name="T394">E</text:span><text:span text:style-name="T395">inde c</text:span><text:span text:style-name="T396">hecklist, </text:span><text:span text:style-name="T397">d</text:span><text:span text:style-name="T396">e installatie van </text:span><text:span text:style-name="Strong_20_Emphasis"><text:span text:style-name="T425"><text:user-field-get text:name="Distro">Ubuntu</text:user-field-get></text:span></text:span><text:span text:style-name="T399"><text:s/></text:span><text:span text:style-name="T400"><text:user-field-get text:name="Version">22.04</text:user-field-get></text:span><text:span text:style-name="Strong_20_Emphasis"><text:span text:style-name="T426"><text:s/></text:span></text:span><text:span text:style-name="Strong_20_Emphasis"><text:span text:style-name="T421">LTS</text:span></text:span><text:span text:style-name="T72"> </text:span><text:span text:style-name="Strong_20_Emphasis"><text:span text:style-name="T198"><text:user-field-get text:name="Edition">desktop</text:user-field-get></text:span></text:span><text:span text:style-name="Strong_20_Emphasis"><text:span text:style-name="T198"><text:s/></text:span></text:span><text:span text:style-name="T396">is voltooid.</text:span></text:p>
      <text:p text:style-name="P16"/>
      <text:p text:style-name="P87"><text:span text:style-name="Emphasis"><text:span text:style-name="T492">Geschreven </text:span></text:span><text:span text:style-name="Emphasis"><text:span text:style-name="T496">in</text:span></text:span><text:span text:style-name="Emphasis"><text:span text:style-name="T489"> </text:span></text:span><text:span text:style-name="Strong_20_Emphasis"><text:span text:style-name="T120"><text:user-field-get style:data-style-name="N0" text:name="Releaseyear">2022</text:user-field-get></text:span></text:span><text:span text:style-name="Emphasis"><text:span text:style-name="T490"><text:s/></text:span></text:span><text:span text:style-name="Emphasis"><text:span text:style-name="T491">d</text:span></text:span><text:span text:style-name="Emphasis"><text:span text:style-name="T49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493">Karel Zimmer</text:span></text:span></text:a><text:span text:style-name="Emphasis"><text:span text:style-name="T49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494">Creative Commons Publiek Domein Verklaring</text:span></text:span></text:a><text:span text:style-name="Emphasis"><text:span text:style-name="T49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2-12-21T11:59:35.220561004">21-1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2-21T11:59:35.032202828</dc:date>
    <meta:keyword>Installatie</meta:keyword>
    <meta:keyword>Checklist</meta:keyword>
    <meta:keyword>Linux</meta:keyword>
    <meta:editing-cycles>6590</meta:editing-cycles>
    <meta:editing-duration>P11DT15H37M8S</meta:editing-duration>
    <dc:creator>Karel Zimmer</dc:creator>
    <meta:document-statistic meta:table-count="4" meta:image-count="0" meta:object-count="0" meta:page-count="4" meta:paragraph-count="75" meta:word-count="750" meta:character-count="5042" meta:non-whitespace-character-count="4316"/>
    <meta:user-defined meta:name="Info 1"/>
    <meta:user-defined meta:name="Info 2"/>
    <meta:user-defined meta:name="Info 3"/>
    <meta:user-defined meta:name="Info 4"/>
  </office:meta>
</office:document-meta>
</file>